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lyGeneratorMessages.errOutputVariableMustBe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yGeneratorMessages.errUndeclaredFault( String faultName , String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